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.8736in"/>
    </style:style>
    <style:style style:name="co2" style:family="table-column">
      <style:table-column-properties fo:break-before="auto" style:column-width="3.659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3339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309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  <style:text-properties style:font-name="WenQuanYi Micro Hei" fo:font-size="20pt" style:font-size-asian="20pt" style:font-size-complex="20pt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WenQuanYi Micro He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WenQuanYi Micro Hei Mono"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style:font-name="WenQuanYi Micro He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WenQuanYi Micro He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WenQuanYi Micro Hei Mono" fo:font-size="12pt" style:font-size-asian="12pt" style:font-size-complex="12pt"/>
    </style:style>
    <style:style style:name="ce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in"/>
      <style:text-properties style:font-name="WenQuanYi Micro Hei"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WenQuanYi Micro Hei" fo:font-size="12pt" style:font-size-asian="12pt" style:font-size-complex="12pt"/>
    </style:style>
  </office:automatic-styles>
  <office:body>
    <office:spreadsheet>
      <table:table table:name="Parser Error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Parser Errors</text:p>
          </table:table-cell>
          <table:covered-table-cell table:number-columns-repeated="2"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UNRECOGNIZED_TOKEN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DUPLICATED_DECIMAL_DOT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USE_PROTECTED_SYMBOL_HEADER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MISSING_OPERAND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MISSING_OPERATOR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FN_UNSUPPORTED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FN_ARGC_MISMATCH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NO_CONTENT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PARENTHESIS_MISMATCH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ILLEGAL_ARG_SEPARATOR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RPNEV_DIVIDE_ZERO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RPNEV_SQRT_NEG_ARG</text:p>
          </table:table-cell>
          <table:table-cell table:style-name="ce3" office:value-type="string" calcext:value-type="string">
            <text:p>[srcdir]/parser/mexp/error.py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NRECOGNIZED_TOKEN</text:p>
          </table:table-cell>
          <table:table-cell table:style-name="ce3" office:value-type="string" calcext:value-type="string">
            <text:p>[srcdir]/parser/molecule/error.py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PARENTHESIS_MISMATCH</text:p>
          </table:table-cell>
          <table:table-cell table:style-name="ce3" office:value-type="string" calcext:value-type="string">
            <text:p>[srcdir]/parser/molecule/error.py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NO_CONTENT</text:p>
          </table:table-cell>
          <table:table-cell table:style-name="ce3" office:value-type="string" calcext:value-type="string">
            <text:p>[srcdir]/parser/molecule/error.py</text:p>
          </table:table-cell>
          <table:table-cell table:style-name="ce6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NEXPECTED_TOKEN</text:p>
          </table:table-cell>
          <table:table-cell table:style-name="ce3" office:value-type="string" calcext:value-type="string">
            <text:p>[srcdir]/parser/molecule/error.py</text:p>
          </table:table-cell>
          <table:table-cell table:style-name="ce6" office:value-type="float" office:value="203" calcext:value-type="float">
            <text:p>20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DOMAIN_ERROR</text:p>
          </table:table-cell>
          <table:table-cell table:style-name="ce3" office:value-type="string" calcext:value-type="string">
            <text:p>[srcdir]/parser/molecule/error.py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SELESS_OPERAND</text:p>
          </table:table-cell>
          <table:table-cell table:style-name="ce3" office:value-type="string" calcext:value-type="string">
            <text:p>[srcdir]/parser/molecule/error.py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ATOM_ELIMINATED</text:p>
          </table:table-cell>
          <table:table-cell table:style-name="ce3" office:value-type="string" calcext:value-type="string">
            <text:p>[srcdir]/parser/molecule/error.py</text:p>
          </table:table-cell>
          <table:table-cell table:style-name="ce6" office:value-type="float" office:value="206" calcext:value-type="float">
            <text:p>20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CONFLICT_STATUS</text:p>
          </table:table-cell>
          <table:table-cell table:style-name="ce3" office:value-type="string" calcext:value-type="string">
            <text:p>[srcdir]/parser/molecule/error.py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L_UNSUPPORTED_ABBREVIATION</text:p>
          </table:table-cell>
          <table:table-cell table:style-name="ce3" office:value-type="string" calcext:value-type="string">
            <text:p>[srcdir]/parser/molecule/error.py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CE_PARENTHESIS_MISMATCH</text:p>
          </table:table-cell>
          <table:table-cell table:style-name="ce3" office:value-type="string" calcext:value-type="string">
            <text:p>[srcdir]/parser/ce/error.py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CE_NO_CONTENT</text:p>
          </table:table-cell>
          <table:table-cell table:style-name="ce3" office:value-type="string" calcext:value-type="string">
            <text:p>[srcdir]/parser/ce/error.py</text:p>
          </table:table-cell>
          <table:table-cell table:style-name="ce6" office:value-type="float" office:value="301" calcext:value-type="float">
            <text:p>3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CE_DUPLICATED_EQUAL_SIGN</text:p>
          </table:table-cell>
          <table:table-cell table:style-name="ce3" office:value-type="string" calcext:value-type="string">
            <text:p>[srcdir]/parser/ce/error.py</text:p>
          </table:table-cell>
          <table:table-cell table:style-name="ce6" office:value-type="float" office:value="302" calcext:value-type="float">
            <text:p>30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CE_MIXED_FORM</text:p>
          </table:table-cell>
          <table:table-cell table:style-name="ce3" office:value-type="string" calcext:value-type="string">
            <text:p>[srcdir]/parser/ce/error.py</text:p>
          </table:table-cell>
          <table:table-cell table:style-name="ce6" office:value-type="float" office:value="303" calcext:value-type="float">
            <text:p>30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CE_ONLY_ONE_MOLECULE</text:p>
          </table:table-cell>
          <table:table-cell table:style-name="ce3" office:value-type="string" calcext:value-type="string">
            <text:p>[srcdir]/parser/ce/error.py</text:p>
          </table:table-cell>
          <table:table-cell table:style-name="ce6" office:value-type="float" office:value="304" calcext:value-type="float">
            <text:p>30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CE_NO_EQUAL_SIGN</text:p>
          </table:table-cell>
          <table:table-cell table:style-name="ce3" office:value-type="string" calcext:value-type="string">
            <text:p>[srcdir]/parser/ce/error.py</text:p>
          </table:table-cell>
          <table:table-cell table:style-name="ce6" office:value-type="float" office:value="305" calcext:value-type="float">
            <text:p>305</text:p>
          </table:table-cell>
          <table:table-cell table:number-columns-repeated="1021"/>
        </table:table-row>
        <table:table-row table:style-name="ro2" table:number-rows-repeated="7">
          <table:table-cell table:style-name="Default" table:number-columns-repeated="3"/>
          <table:table-cell table:number-columns-repeated="102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ic Errors" table:style-name="ta1">
        <table:table-column table:style-name="co1" table:default-cell-style-name="ce4"/>
        <table:table-column table:style-name="co5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7" office:value-type="string" calcext:value-type="string" table:number-columns-spanned="3" table:number-rows-spanned="1">
            <text:p>Logic Errors</text:p>
          </table:table-cell>
          <table:covered-table-cell table:number-columns-repeated="2" table:style-name="ce8"/>
          <table:table-cell table:number-columns-repeated="1021"/>
        </table:table-row>
        <table:table-row table:style-name="ro2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UNRECOGNIZED_TOKEN</text:p>
          </table:table-cell>
          <table:table-cell table:style-name="ce3" office:value-type="string" calcext:value-type="string">
            <text:p>[srcdir]/logic/error.py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DUPLICATED_DECIMAL_DOT</text:p>
          </table:table-cell>
          <table:table-cell table:style-name="ce3" office:value-type="string" calcext:value-type="string">
            <text:p>[srcdir]/logic/error.py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USE_PROTECTED_SYMBOL_HEADER</text:p>
          </table:table-cell>
          <table:table-cell table:style-name="ce3" office:value-type="string" calcext:value-type="string">
            <text:p>[srcdir]/logic/error.py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MISSING_OPERAND</text:p>
          </table:table-cell>
          <table:table-cell table:style-name="ce3" office:value-type="string" calcext:value-type="string">
            <text:p>[srcdir]/logic/error.py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MISSING_OPERATOR</text:p>
          </table:table-cell>
          <table:table-cell table:style-name="ce3" office:value-type="string" calcext:value-type="string">
            <text:p>[srcdir]/logic/error.py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FN_UNSUPPORTED</text:p>
          </table:table-cell>
          <table:table-cell table:style-name="ce3" office:value-type="string" calcext:value-type="string">
            <text:p>[srcdir]/logic/error.py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_MEXP_FN_ARGC_MISMATCH</text:p>
          </table:table-cell>
          <table:table-cell table:style-name="ce3" office:value-type="string" calcext:value-type="string">
            <text:p>[srcdir]/logic/error.py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nQuanYi Micro Hei" svg:font-family="'WenQuanYi Micro Hei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16.5354in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02:09:09.912444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0:46:36.847552029</meta:creation-date>
    <dc:date>2015-07-07T02:18:43.515795895</dc:date>
    <meta:editing-duration>PT12M12S</meta:editing-duration>
    <meta:editing-cycles>8</meta:editing-cycles>
    <meta:generator>LibreOffice/4.2.8.2$Linux_X86_64 LibreOffice_project/420m0$Build-2</meta:generator>
    <meta:document-statistic meta:table-count="2" meta:cell-count="110" meta:object-count="0"/>
  </office:meta>
</office:document-meta>
</file>